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Liberation Serif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erif" officeooo:paragraph-rsid="00112854"/>
    </style:style>
    <style:style style:name="P3" style:family="paragraph" style:parent-style-name="Standard">
      <style:paragraph-properties fo:line-height="150%" fo:text-align="center" style:justify-single-word="false"/>
      <style:text-properties style:font-name="Liberation Serif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erif" fo:font-weight="bold" style:font-weight-asian="bold" style:font-weight-complex="bold"/>
    </style:style>
    <style:style style:name="P5" style:family="paragraph" style:parent-style-name="Standard" style:list-style-name="L1">
      <style:paragraph-properties fo:line-height="150%" fo:text-align="justify" style:justify-single-word="false"/>
    </style:style>
    <style:style style:name="P6" style:family="paragraph" style:parent-style-name="Standard" style:list-style-name="L2">
      <style:paragraph-properties fo:line-height="150%" fo:text-align="justify" style:justify-single-word="false"/>
    </style:style>
    <style:style style:name="P7" style:family="paragraph" style:parent-style-name="Standard" style:list-style-name="L3">
      <style:paragraph-properties fo:line-height="150%" fo:text-align="justify" style:justify-single-word="false"/>
      <style:text-properties officeooo:paragraph-rsid="00110f41"/>
    </style:style>
    <style:style style:name="P8" style:family="paragraph" style:parent-style-name="Standard" style:list-style-name="L4">
      <style:paragraph-properties fo:line-height="150%" fo:text-align="justify" style:justify-single-word="fals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10f41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<text:s text:c="3"/><text:span text:style-name="T4">Google Cloud Fundamentals: Getting Started with BigQuery <text:s/></text:span></text:p>
      <text:p text:style-name="P1"><text:s text:c="4"/></text:p>
      <text:p text:style-name="P1"><text:s text:c="4"/><text:span text:style-name="T7">Objectives:</text:span></text:p>
      <text:p text:style-name="P2"><text:s/>In this lab, you will learn how to perform the following tasks:</text:p>
      <text:list xml:id="list1061584572" text:style-name="L4">
        <text:list-item>
          <text:p text:style-name="P8"><text:span text:style-name="T1"><text:s text:c="3"/>Load data from Cloud Storage into BigQuery.</text:span></text:p>
        </text:list-item>
        <text:list-item>
          <text:p text:style-name="P8"><text:span text:style-name="T1"><text:s text:c="3"/>Perform a query on the data in BigQuery.</text:span></text:p>
        </text:list-item>
      </text:list>
      <text:p text:style-name="P1"><text:s text:c="3"/></text:p>
      <text:p text:style-name="P1"><text:s text:c="3"/></text:p>
      <text:p text:style-name="P1"><text:s text:c="2"/><text:span text:style-name="T7">Task 1: Load data from Cloud Storage into BigQuery</text:span></text:p>
      <text:p text:style-name="P1"/>
      <text:list xml:id="list2159460884" text:style-name="L1">
        <text:list-item>
          <text:p text:style-name="P5"><text:span text:style-name="T1">Create a new dataset with the name "logdata"</text:span></text:p>
        </text:list-item>
      </text:list>
      <text:p text:style-name="P1"><text:s text:c="28"/><text:span text:style-name="T5">bq mk logdata</text:span></text:p>
      <text:p text:style-name="P1"><text:s text:c="8"/></text:p>
      <text:list xml:id="list1132963335" text:style-name="L2">
        <text:list-item>
          <text:p text:style-name="P6"><text:span text:style-name="T2">C</text:span><text:span text:style-name="T1">reate a new table named accesslog in the dataset logdata and load the data from gs://cloudtraining/gcpfci/access_log.csv. <text:s text:c="2"/>The </text:span><text:span text:style-name="T2">schema</text:span><text:span text:style-name="T1"> is autodetect </text:span></text:p>
          <text:p text:style-name="P6"><text:span text:style-name="T1"/></text:p>
        </text:list-item>
      </text:list>
      <text:p text:style-name="P1"><text:s text:c="11"/><text:span text:style-name="T5"><text:s/>bq load \</text:span></text:p>
      <text:p text:style-name="P4"><text:s text:c="12"/>--autodetect \</text:p>
      <text:p text:style-name="P4"><text:s text:c="12"/>--source_format=CSV \</text:p>
      <text:p text:style-name="P4"><text:s text:c="12"/>logdata.accesslog \</text:p>
      <text:p text:style-name="P4"><text:s text:c="12"/>gs://cloud-training/gcpfci/access_log.csv</text:p>
      <text:p text:style-name="P1"><text:span text:style-name="T5"><text:s text:c="11"/></text:span></text:p>
      <text:p text:style-name="P1"><text:s text:c="4"/><text:span text:style-name="T7">Task 2: Perform a query on the data using the bq command</text:span></text:p>
      <text:p text:style-name="P1"><text:s text:c="6"/></text:p>
      <text:list xml:id="list1731241874" text:style-name="L3">
        <text:list-item>
          <text:p text:style-name="P7"><text:span text:style-name="T2">Execute the following command:</text:span></text:p>
        </text:list-item>
      </text:list>
      <text:p text:style-name="P1"><text:s text:c="7"/><text:span text:style-name="T5"><text:s/>bq query "select string_field_10 as request, count(*) as requestcount from logdata.accesslog group by request order by requestcount desc"</text:span></text:p>
      <text:p text:style-name="P1"><text:s text:c="8"/></text:p>
      <text:p text:style-name="P1"><text:s text:c="4"/><text:span text:style-name="T5">End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08:57:38.171731367</meta:creation-date>
    <dc:date>2020-09-11T09:14:37.125415653</dc:date>
    <meta:editing-duration>PT17M3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25" meta:word-count="127" meta:character-count="973" meta:non-whitespace-character-count="703"/>
  </office:meta>
</office:document-meta>
</file>